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amaño de la matriz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.187" calcext:value-type="float">
            <text:p>5.187</text:p>
          </table:table-cell>
          <table:table-cell office:value-type="float" office:value="43.968" calcext:value-type="float">
            <text:p>43.968</text:p>
          </table:table-cell>
          <table:table-cell office:value-type="float" office:value="358.529" calcext:value-type="float">
            <text:p>358.529</text:p>
          </table:table-cell>
          <table:table-cell office:value-type="float" office:value="2729.803" calcext:value-type="float">
            <text:p>2729.803</text:p>
          </table:table-cell>
        </table:table-row>
        <table:table-row table:style-name="ro1">
          <table:table-cell office:value-type="string" calcext:value-type="string">
            <text:p>Tiled</text:p>
          </table:table-cell>
          <table:table-cell office:value-type="float" office:value="1.906" calcext:value-type="float">
            <text:p>1.906</text:p>
          </table:table-cell>
          <table:table-cell office:value-type="float" office:value="13.471" calcext:value-type="float">
            <text:p>13.471</text:p>
          </table:table-cell>
          <table:table-cell office:value-type="float" office:value="105.73" calcext:value-type="float">
            <text:p>105.73</text:p>
          </table:table-cell>
          <table:table-cell office:value-type="float" office:value="858.096" calcext:value-type="float">
            <text:p>858.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9:33:20.494176099</meta:creation-date>
    <dc:date>2017-06-25T20:46:24.920141422</dc:date>
    <meta:editing-duration>PT1H2M24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